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8854in" fo:margin-left="0in" table:align="left" style:may-break-between-rows="true" table:border-model="collapsing"/>
    </style:style>
    <style:style style:name="Table1.A" style:family="table-column">
      <style:table-column-properties style:column-width="2.25in"/>
    </style:style>
    <style:style style:name="Table1.B" style:family="table-column">
      <style:table-column-properties style:column-width="2.375in"/>
    </style:style>
    <style:style style:name="Table1.C" style:family="table-column">
      <style:table-column-properties style:column-width="2.260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0.3694in"/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background-color="#009353" fo:padding="0in" fo:border-left="0.75pt solid #009353" fo:border-right="none" fo:border-top="0.75pt solid #009353" fo:border-bottom="none" style:writing-mode="page">
        <style:background-image/>
      </style:table-cell-properties>
    </style:style>
    <style:style style:name="Table2.B1" style:family="table-cell">
      <style:table-cell-properties fo:background-color="#009353" fo:padding="0in" fo:border-left="none" fo:border-right="0.75pt solid #009353" fo:border-top="0.75pt solid #009353" fo:border-bottom="none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009353" fo:border-right="none" fo:border-top="none" fo:border-bottom="none" style:writing-mode="page">
        <style:background-image/>
      </style:table-cell-properties>
    </style:style>
    <style:style style:name="Table2.B2" style:family="table-cell" style:data-style-name="N0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2.A3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2.B3" style:family="table-cell" style:data-style-name="N0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2.4" style:family="table-row">
      <style:table-row-properties fo:keep-together="auto"/>
    </style:style>
    <style:style style:name="Table2.A5" style:family="table-cell">
      <style:table-cell-properties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2.B5" style:family="table-cell" style:data-style-name="N0">
      <style:table-cell-properties fo:background-color="#dddddd" fo:padding="0in" fo:border-left="none" fo:border-right="0.75pt solid #009353" fo:border-top="none" fo:border-bottom="0.75pt solid #009353" style:writing-mode="page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Preformatted_20_Text">
      <style:text-properties fo:color="#ff0000"/>
    </style:style>
    <style:style style:name="P3" style:family="paragraph" style:parent-style-name="Preformatted_20_Text">
      <style:text-properties fo:color="#ff0000" officeooo:rsid="00108d11" officeooo:paragraph-rsid="00108d11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P5" style:family="paragraph" style:parent-style-name="Standard">
      <style:text-properties officeooo:rsid="002879c8" officeooo:paragraph-rsid="000f75c1"/>
    </style:style>
    <style:style style:name="P6" style:family="paragraph" style:parent-style-name="Standard">
      <style:text-properties officeooo:rsid="002ea1fe" officeooo:paragraph-rsid="000f75c1"/>
    </style:style>
    <style:style style:name="P7" style:family="paragraph" style:parent-style-name="Standard">
      <style:text-properties officeooo:rsid="000f75c1" officeooo:paragraph-rsid="000f75c1"/>
    </style:style>
    <style:style style:name="P8" style:family="paragraph" style:parent-style-name="Standard">
      <style:text-properties officeooo:rsid="000fbdaf" officeooo:paragraph-rsid="000fbdaf"/>
    </style:style>
    <style:style style:name="P9" style:family="paragraph" style:parent-style-name="Standard">
      <style:text-properties officeooo:rsid="00108d11" officeooo:paragraph-rsid="00108d11"/>
    </style:style>
    <style:style style:name="P10" style:family="paragraph" style:parent-style-name="Standard">
      <style:text-properties officeooo:rsid="00108d11" officeooo:paragraph-rsid="0011b704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a1fe" officeooo:paragraph-rsid="000f75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f75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bdaf" officeooo:paragraph-rsid="000fbd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f75c1" officeooo:paragraph-rsid="000f75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officeooo:paragraph-rsid="000f75c1"/>
    </style:style>
    <style:style style:name="P20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f75c1" officeooo:paragraph-rsid="000f75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Standard">
      <style:text-properties fo:color="#729fcf" style:font-name="Liberation Sans" fo:font-size="14.1000003814697pt" fo:font-weight="bold" officeooo:rsid="000f75c1" officeooo:paragraph-rsid="000f75c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2" style:family="paragraph" style:parent-style-name="Heading_20_3">
      <style:text-properties officeooo:paragraph-rsid="000f75c1"/>
    </style:style>
    <style:style style:name="T1" style:family="text">
      <style:text-properties officeooo:rsid="002ea1fe"/>
    </style:style>
    <style:style style:name="T2" style:family="text">
      <style:text-properties officeooo:rsid="00308072"/>
    </style:style>
    <style:style style:name="T3" style:family="text">
      <style:text-properties officeooo:rsid="00378b5e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a1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80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75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officeooo:rsid="000f75c1"/>
    </style:style>
    <style:style style:name="T9" style:family="text">
      <style:text-properties fo:color="#729fcf" style:font-name="Liberation Sans" fo:font-size="14.1000003814697pt" fo:font-weight="bol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" style:family="text">
      <style:text-properties fo:color="#729fcf" style:font-name="Liberation Sans" fo:font-size="14.1000003814697pt" fo:font-weight="bold" officeooo:rsid="000f75c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1" style:family="text">
      <style:text-properties fo:color="#729fcf" style:font-name="Liberation Sans" fo:font-size="16pt" fo:font-weight="bold" officeooo:rsid="000f75c1" style:font-name-asian="Noto Sans CJK SC" style:font-size-asian="16pt" style:font-weight-asian="bold" style:font-name-complex="Lohit Devanagari" style:font-size-complex="16pt" style:font-weight-complex="bold"/>
    </style:style>
    <style:style style:name="T12" style:family="text">
      <style:text-properties style:font-name="Liberation Mono"/>
    </style:style>
    <style:style style:name="T13" style:family="text">
      <style:text-properties style:font-name="Liberation Mono" fo:font-size="12pt" style:font-size-asian="12pt" style:font-size-complex="12pt"/>
    </style:style>
    <style:style style:name="T14" style:family="text">
      <style:text-properties fo:color="#0000ff"/>
    </style:style>
    <style:style style:name="T15" style:family="text">
      <style:text-properties fo:color="#008000"/>
    </style:style>
    <style:style style:name="T16" style:family="text">
      <style:text-properties fo:color="#ff0000"/>
    </style:style>
    <style:style style:name="T17" style:family="text">
      <style:text-properties fo:color="#4444ff"/>
    </style:style>
    <style:style style:name="T18" style:family="text">
      <style:text-properties style:font-name="Liberation Serif"/>
    </style:style>
    <style:style style:name="T19" style:family="text">
      <style:text-properties style:font-name="Liberation Serif" fo:font-size="12pt" style:font-size-asian="12pt" style:font-size-complex="12pt"/>
    </style:style>
    <style:style style:name="T20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3"><text:span text:style-name="T11">DAY 7</text:span><text:span text:style-name="T10"> – Boolean Logic and Conditionals </text:span></text:h>
      <text:p text:style-name="Standard"/>
      <text:p text:style-name="P6">Boolean Logic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AND <text:s/>(&amp;&amp;)</text:p>
          </table:table-cell>
          <table:table-cell table:style-name="Table1.A1" office:value-type="string">
            <text:p text:style-name="P11">OR ( | | )</text:p>
          </table:table-cell>
          <table:table-cell table:style-name="Table1.C1" office:value-type="string">
            <text:p text:style-name="P11">NOT (!)</text:p>
          </table:table-cell>
        </table:table-row>
        <table:table-row table:style-name="TableLine94723899272896">
          <table:table-cell table:style-name="Table1.A2" office:value-type="string">
            <text:p text:style-name="P13"><text:s text:c="2"/><text:span text:style-name="T1">True &amp;&amp; True <text:s text:c="3"/></text:span><text:span text:style-name="T2">= <text:s text:c="2"/></text:span><text:span text:style-name="T8">True</text:span></text:p>
          </table:table-cell>
          <table:table-cell table:style-name="Table1.A2" office:value-type="string">
            <text:p text:style-name="P13"><text:s text:c="2"/><text:span text:style-name="T1">True <text:s/></text:span><text:span text:style-name="T2">|| <text:s/></text:span><text:span text:style-name="T1">True <text:s text:c="2"/></text:span><text:span text:style-name="T2">= <text:s text:c="3"/></text:span><text:span text:style-name="T8">True</text:span></text:p>
          </table:table-cell>
          <table:table-cell table:style-name="Table1.C2" office:value-type="string">
            <text:p text:style-name="P13">!<text:span text:style-name="T2">True <text:s/></text:span><text:span text:style-name="T3">= <text:s text:c="3"/></text:span><text:span text:style-name="T8">False</text:span></text:p>
          </table:table-cell>
        </table:table-row>
        <table:table-row table:style-name="Table1.3">
          <table:table-cell table:style-name="Table1.A2" office:value-type="string">
            <text:p text:style-name="P13"><text:s text:c="2"/><text:span text:style-name="T1">True &amp;&amp; False <text:s text:c="2"/></text:span><text:span text:style-name="T2">= <text:s text:c="2"/></text:span><text:span text:style-name="T8">False</text:span></text:p>
          </table:table-cell>
          <table:table-cell table:style-name="Table1.A2" office:value-type="string">
            <text:p text:style-name="P19"><text:span text:style-name="T4"><text:s text:c="2"/></text:span><text:span text:style-name="T5">True <text:s/></text:span><text:span text:style-name="T6">||</text:span><text:span text:style-name="T5"> <text:s/>False <text:s/></text:span><text:span text:style-name="T6">= <text:s text:c="3"/></text:span><text:span text:style-name="T7">True</text:span></text:p>
          </table:table-cell>
          <table:table-cell table:style-name="Table1.C2" office:value-type="string">
            <text:p text:style-name="P13">!<text:span text:style-name="T2">False </text:span><text:span text:style-name="T3">= <text:s text:c="3"/></text:span><text:span text:style-name="T8">True</text:span></text:p>
          </table:table-cell>
        </table:table-row>
        <table:table-row table:style-name="TableLine94723899274768">
          <table:table-cell table:style-name="Table1.A2" office:value-type="string">
            <text:p text:style-name="P13"><text:s text:c="2"/><text:span text:style-name="T1">False &amp;&amp; True <text:s text:c="2"/></text:span><text:span text:style-name="T2">= <text:s text:c="2"/></text:span><text:span text:style-name="T8">False</text:span></text:p>
          </table:table-cell>
          <table:table-cell table:style-name="Table1.A2" office:value-type="string">
            <text:p text:style-name="P19"><text:span text:style-name="T4"><text:s text:c="2"/></text:span><text:span text:style-name="T5">False </text:span><text:span text:style-name="T6">|| <text:s/></text:span><text:span text:style-name="T5">True <text:s text:c="2"/></text:span><text:span text:style-name="T6">= <text:s text:c="3"/></text:span><text:span text:style-name="T7">True</text:span></text:p>
          </table:table-cell>
          <table:table-cell table:style-name="Table1.C2" office:value-type="string"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13"><text:s text:c="2"/><text:span text:style-name="T1">False &amp;&amp; False <text:s/></text:span><text:span text:style-name="T2">= <text:s text:c="2"/></text:span><text:span text:style-name="T8">False</text:span></text:p>
          </table:table-cell>
          <table:table-cell table:style-name="Table1.A2" office:value-type="string">
            <text:p text:style-name="P19"><text:span text:style-name="T4"><text:s text:c="2"/></text:span><text:span text:style-name="T5">False </text:span><text:span text:style-name="T6">|| </text:span><text:span text:style-name="T5"><text:s/>False <text:s/></text:span><text:span text:style-name="T6">= <text:s text:c="3"/></text:span><text:span text:style-name="T7">False</text:span></text:p>
          </table:table-cell>
          <table:table-cell table:style-name="Table1.C2" office:value-type="string">
            <text:p text:style-name="P13"/>
          </table:table-cell>
        </table:table-row>
      </table:table>
      <text:p text:style-name="P5"/>
      <text:p text:style-name="P5"/>
      <text:p text:style-name="P21">Combining Boolean Logic and If/Else:</text:p>
      <text:p text:style-name="P21"/>
      <table:table table:name="Table2" table:style-name="Table2" table:template-name="Box List Green">
        <table:table-column table:style-name="Table2.A"/>
        <table:table-column table:style-name="Table2.B"/>
        <table:table-row table:style-name="TableLine94723899278000">
          <table:table-cell table:style-name="Table2.A1" office:value-type="string">
            <text:p text:style-name="P20">x</text:p>
          </table:table-cell>
          <table:table-cell table:style-name="Table2.B1" office:value-type="string">
            <text:p text:style-name="P20">X&lt; = 1 &amp;&amp; x &gt;= - 1 </text:p>
            <text:p text:style-name="P20"/>
          </table:table-cell>
        </table:table-row>
        <table:table-row table:style-name="TableLine94723899289776">
          <table:table-cell table:style-name="Table2.A2" office:value-type="string">
            <text:p text:style-name="P16">-2</text:p>
            <text:p text:style-name="P16"/>
          </table:table-cell>
          <table:table-cell table:style-name="Table2.B2">
            <text:p text:style-name="P15"/>
          </table:table-cell>
        </table:table-row>
        <table:table-row table:style-name="TableLine94723899291056">
          <table:table-cell table:style-name="Table2.A3" office:value-type="string">
            <text:p text:style-name="P16">0</text:p>
            <text:p text:style-name="P16"/>
          </table:table-cell>
          <table:table-cell table:style-name="Table2.B3">
            <text:p text:style-name="P15"/>
          </table:table-cell>
        </table:table-row>
        <table:table-row table:style-name="Table2.4">
          <table:table-cell table:style-name="Table2.A2" office:value-type="string">
            <text:p text:style-name="P16">1</text:p>
            <text:p text:style-name="P16"/>
          </table:table-cell>
          <table:table-cell table:style-name="Table2.B2">
            <text:p text:style-name="P15"/>
          </table:table-cell>
        </table:table-row>
        <table:table-row table:style-name="TableLine94723899293280">
          <table:table-cell table:style-name="Table2.A5" office:value-type="string">
            <text:p text:style-name="P16">2</text:p>
            <text:p text:style-name="P16"/>
          </table:table-cell>
          <table:table-cell table:style-name="Table2.B5">
            <text:p text:style-name="P17"/>
          </table:table-cell>
        </table:table-row>
      </table:table>
      <text:p text:style-name="P21"/>
      <text:p text:style-name="P7"/>
      <text:p text:style-name="P7"/>
      <text:p text:style-name="P8">Example:</text:p>
      <text:p text:style-name="P8"><text:tab/>x = y || <text:s/>x = 1</text:p>
      <text:p text:style-name="P8"/>
      <text:p text:style-name="P8"/>
      <text:p text:style-name="P8"/>
      <table:table table:name="Table3" table:style-name="Table3" table:template-name="Default Style">
        <table:table-column table:style-name="Table3.A"/>
        <table:table-column table:style-name="Table3.B"/>
        <table:table-row table:style-name="TableLine94723899297776">
          <table:table-cell table:style-name="Table3.A1" office:value-type="string">
            <text:p text:style-name="P14">Char c;</text:p>
            <text:p text:style-name="P14">cout &lt;&lt; “Enter a letter: “;</text:p>
            <text:p text:style-name="P14">cin &gt;&gt; c;</text:p>
            <text:p text:style-name="P14"/>
            <text:p text:style-name="P14">if (c is a letter) {</text:p>
            <text:p text:style-name="P14"><text:s text:c="4"/>cout &lt;&lt; “Letter” &lt;&lt; endl;</text:p>
            <text:p text:style-name="P14">}</text:p>
            <text:p text:style-name="P14">else {</text:p>
            <text:p text:style-name="P14"><text:s text:c="4"/>cout &lt;&lt; “Not a letter” &lt;&lt; endl;</text:p>
            <text:p text:style-name="P14">}</text:p>
          </table:table-cell>
          <table:table-cell table:style-name="Table3.B1" office:value-type="string">
            <text:p text:style-name="P1"><text:bookmark text:name="cb7-2"/><text:span text:style-name="Source_20_Text"><text:span text:style-name="T18">if ((c &gt;= 65 &amp;&amp; c &lt;= 90) || (c &gt;= 97 &amp;&amp; c &lt;= 122))</text:span></text:span></text:p>
            <text:p text:style-name="Preformatted_20_Text"><text:bookmark text:name="cb7-3"/><text:span text:style-name="Source_20_Text"><text:span text:style-name="T19">{</text:span></text:span></text:p>
            <text:p text:style-name="Preformatted_20_Text"><text:bookmark text:name="cb7-4"/><text:span text:style-name="Source_20_Text"><text:span text:style-name="T19"><text:s text:c="2"/>cout &lt;&lt; "Letter" &lt;&lt; endl;</text:span></text:span></text:p>
            <text:p text:style-name="Preformatted_20_Text"><text:bookmark text:name="cb7-5"/><text:span text:style-name="Source_20_Text"><text:span text:style-name="T19">}</text:span></text:span></text:p>
            <text:p text:style-name="Preformatted_20_Text"><text:bookmark text:name="cb7-6"/><text:span text:style-name="Source_20_Text"><text:span text:style-name="T19">else</text:span></text:span></text:p>
            <text:p text:style-name="Preformatted_20_Text"><text:bookmark text:name="cb7-7"/><text:span text:style-name="Source_20_Text"><text:span text:style-name="T19">{</text:span></text:span></text:p>
            <text:p text:style-name="Preformatted_20_Text"><text:bookmark text:name="cb7-8"/><text:span text:style-name="Source_20_Text"><text:span text:style-name="T19"><text:s text:c="2"/>cout &lt;&lt; "Not a Letter" &lt;&lt; endl;</text:span></text:span></text:p>
            <text:p text:style-name="P4"><text:bookmark text:name="cb7-9"/><text:span text:style-name="Source_20_Text"><text:span text:style-name="T19">}</text:span></text:span></text:p>
            <text:p text:style-name="P12"/>
          </table:table-cell>
        </table:table-row>
      </table:table>
      <text:p text:style-name="P8"/>
      <text:p text:style-name="P8"/>
      <text:p text:style-name="P8"/>
      <text:p text:style-name="P8"><text:soft-page-break/></text:p>
      <text:p text:style-name="P10"><text:span text:style-name="T9">The else if</text:span><text:span text:style-name="T10">:</text:span></text:p>
      <text:p text:style-name="P9"/>
      <text:p text:style-name="P9"/>
      <text:p text:style-name="P9"><text:span text:style-name="T20">Goal:</text:span> determine where the value x lies. Options: x is in [0, 1/3], [1/3, 2/3] <text:s/>or [2/3, 1]</text:p>
      <text:p text:style-name="P9"/>
      <table:table table:name="Table4" table:style-name="Table4" table:template-name="Default Style">
        <table:table-column table:style-name="Table4.A"/>
        <table:table-column table:style-name="Table4.B"/>
        <table:table-row table:style-name="TableLine94723899324368">
          <table:table-cell table:style-name="Table4.A1" office:value-type="string">
            <text:p text:style-name="P1"><text:bookmark text:name="cb12-1"/><text:span text:style-name="Source_20_Text"><text:span text:style-name="T12">if (x &lt;= 1.0/3.0)</text:span></text:span></text:p>
            <text:p text:style-name="Preformatted_20_Text"><text:bookmark text:name="cb12-2"/><text:span text:style-name="Source_20_Text"><text:span text:style-name="T13">{</text:span></text:span></text:p>
            <text:p text:style-name="Preformatted_20_Text"><text:bookmark text:name="cb12-3"/><text:span text:style-name="Source_20_Text"><text:span text:style-name="T13"><text:s text:c="2"/>cout &lt;&lt; x &lt;&lt; " is in [0,1/3]" &lt;&lt; endl;</text:span></text:span></text:p>
            <text:p text:style-name="Preformatted_20_Text"><text:bookmark text:name="cb12-4"/><text:span text:style-name="Source_20_Text"><text:span text:style-name="T13">}</text:span></text:span></text:p>
            <text:p text:style-name="Preformatted_20_Text"><text:bookmark text:name="cb12-5"/><text:span text:style-name="Source_20_Text"><text:span text:style-name="T13">else</text:span></text:span></text:p>
            <text:p text:style-name="Preformatted_20_Text"><text:bookmark text:name="cb12-6"/><text:span text:style-name="Source_20_Text"><text:span text:style-name="T13">{</text:span></text:span></text:p>
            <text:p text:style-name="Preformatted_20_Text"><text:bookmark text:name="cb12-7"/><text:span text:style-name="Source_20_Text"><text:span text:style-name="T13"><text:s text:c="2"/>if (x &lt;= 2.0/3.0)</text:span></text:span></text:p>
            <text:p text:style-name="Preformatted_20_Text"><text:bookmark text:name="cb12-8"/><text:span text:style-name="Source_20_Text"><text:span text:style-name="T13"><text:s text:c="2"/>{</text:span></text:span></text:p>
            <text:p text:style-name="Preformatted_20_Text"><text:bookmark text:name="cb12-9"/><text:span text:style-name="Source_20_Text"><text:span text:style-name="T13"><text:s text:c="4"/>cout &lt;&lt; x &lt;&lt; " is in [1/3,2/3]" &lt;&lt; endl;</text:span></text:span></text:p>
            <text:p text:style-name="Preformatted_20_Text"><text:bookmark text:name="cb12-10"/><text:span text:style-name="Source_20_Text"><text:span text:style-name="T13"><text:s text:c="2"/>}</text:span></text:span></text:p>
            <text:p text:style-name="Preformatted_20_Text"><text:bookmark text:name="cb12-11"/><text:span text:style-name="Source_20_Text"><text:span text:style-name="T13"><text:s text:c="2"/>else</text:span></text:span></text:p>
            <text:p text:style-name="Preformatted_20_Text"><text:bookmark text:name="cb12-12"/><text:span text:style-name="Source_20_Text"><text:span text:style-name="T13"><text:s text:c="2"/>{</text:span></text:span></text:p>
            <text:p text:style-name="Preformatted_20_Text"><text:bookmark text:name="cb12-13"/><text:span text:style-name="Source_20_Text"><text:span text:style-name="T13"><text:s text:c="4"/>cout &lt;&lt; x &lt;&lt; " is in [2/3,1]" &lt;&lt; endl;</text:span></text:span></text:p>
            <text:p text:style-name="Preformatted_20_Text"><text:bookmark text:name="cb12-14"/><text:span text:style-name="Source_20_Text"><text:span text:style-name="T13"><text:s text:c="2"/>}</text:span></text:span></text:p>
            <text:p text:style-name="P4"><text:bookmark text:name="cb12-15"/><text:span text:style-name="Source_20_Text"><text:span text:style-name="T13">}</text:span></text:span></text:p>
          </table:table-cell>
          <table:table-cell table:style-name="Table4.B1" office:value-type="string">
            <text:p text:style-name="P1"><text:bookmark text:name="cb15-1"/><text:span text:style-name="Source_20_Text"><text:span text:style-name="T12">if (x &lt;= 1.0/3.0)</text:span></text:span></text:p>
            <text:p text:style-name="Preformatted_20_Text"><text:bookmark text:name="cb15-2"/><text:span text:style-name="Source_20_Text"><text:span text:style-name="T13"><text:s text:c="2"/>cout &lt; x &lt; " is in [0,1/3]" &lt; endl;</text:span></text:span></text:p>
            <text:p text:style-name="Preformatted_20_Text"><text:bookmark text:name="cb15-3"/><text:span text:style-name="Source_20_Text"><text:span text:style-name="T13">else if (x &lt;= 2.0/3.0)</text:span></text:span></text:p>
            <text:p text:style-name="Preformatted_20_Text"><text:bookmark text:name="cb15-4"/><text:span text:style-name="Source_20_Text"><text:span text:style-name="T13"><text:s text:c="2"/>cout &lt; x &lt; " is in [1/3,2/3]" &lt; endl;</text:span></text:span></text:p>
            <text:p text:style-name="Preformatted_20_Text"><text:bookmark text:name="cb15-5"/><text:span text:style-name="Source_20_Text"><text:span text:style-name="T13">else</text:span></text:span></text:p>
            <text:p text:style-name="P4"><text:bookmark text:name="cb15-6"/><text:span text:style-name="Source_20_Text"><text:span text:style-name="T13"><text:s text:c="2"/>cout &lt; x &lt; " is in [2/3,1]" &lt; endl;</text:span></text:span></text:p>
            <text:p text:style-name="P18"/>
          </table:table-cell>
        </table:table-row>
      </table:table>
      <text:p text:style-name="P9"/>
      <text:p text:style-name="P9"/>
      <text:p text:style-name="P9"/>
      <text:p text:style-name="P3">/***************************************************</text:p>
      <text:p text:style-name="P2">F = m a Program</text:p>
      <text:p text:style-name="Preformatted_20_Text"/>
      <text:p text:style-name="P2">Write a program that solves for the unknown variable</text:p>
      <text:p text:style-name="P2">in the F = m a equation. <text:s/>The user enters two</text:p>
      <text:p text:style-name="P2">variable = value pairs (e.g "m = 10.0 F = 3.5") and</text:p>
      <text:p text:style-name="P2">the program writes the unknown variable and its</text:p>
      <text:p text:style-name="P2">value ("a = .35" in our example).</text:p>
      <text:p text:style-name="Preformatted_20_Text"/>
      <text:p text:style-name="P2">In this solution, we first sort our variables so</text:p>
      <text:p text:style-name="P2">that var1 is always before var2 in alphabetical</text:p>
      <text:p text:style-name="P2">order, and this makes it easier to figure out which</text:p>
      <text:p text:style-name="P2">variable we're solving for.</text:p>
      <text:p text:style-name="P2">***************************************************/</text:p>
      <text:p text:style-name="Preformatted_20_Text"><text:span text:style-name="Strong_20_Emphasis"><text:span text:style-name="T14">#include </text:span></text:span><text:span text:style-name="Strong_20_Emphasis"><text:span text:style-name="T15">&lt;iostream&gt;</text:span></text:span></text:p>
      <text:p text:style-name="Preformatted_20_Text"><text:span text:style-name="Strong_20_Emphasis">using</text:span> <text:span text:style-name="Strong_20_Emphasis">namespace</text:span> std;</text:p>
      <text:p text:style-name="Preformatted_20_Text"/>
      <text:p text:style-name="Preformatted_20_Text"><text:span text:style-name="Strong_20_Emphasis">int</text:span> main()</text:p>
      <text:p text:style-name="Preformatted_20_Text"><text:span text:style-name="Strong_20_Emphasis">{</text:span></text:p>
      <text:p text:style-name="Preformatted_20_Text"/>
      <text:p text:style-name="Preformatted_20_Text"><text:s text:c="2"/>cout &lt;&lt; <text:span text:style-name="T15">"The F = m a Program"</text:span> &lt;&lt; endl;</text:p>
      <text:p text:style-name="Preformatted_20_Text"/>
      <text:p text:style-name="Preformatted_20_Text"><text:s text:c="2"/><text:span text:style-name="T16">// Read first variable/value pair</text:span></text:p>
      <text:p text:style-name="Preformatted_20_Text"><text:s text:c="2"/><text:span text:style-name="Strong_20_Emphasis">char</text:span> var1,c;</text:p>
      <text:p text:style-name="Preformatted_20_Text"><text:s text:c="2"/><text:span text:style-name="Strong_20_Emphasis">double</text:span> val1;</text:p>
      <text:p text:style-name="Preformatted_20_Text"><text:soft-page-break/><text:s text:c="2"/>cout &lt;&lt; <text:span text:style-name="T15">"Enter &lt;var&gt; = &lt;value&gt; : "</text:span>;</text:p>
      <text:p text:style-name="Preformatted_20_Text"><text:s text:c="2"/>cin &gt;&gt; var1 &gt;&gt; c &gt;&gt; val1;</text:p>
      <text:p text:style-name="Preformatted_20_Text"/>
      <text:p text:style-name="Preformatted_20_Text"><text:s text:c="2"/><text:span text:style-name="T16">// Read second variable/value pair</text:span></text:p>
      <text:p text:style-name="Preformatted_20_Text"><text:s text:c="2"/><text:span text:style-name="Strong_20_Emphasis">char</text:span> var2;</text:p>
      <text:p text:style-name="Preformatted_20_Text"><text:s text:c="2"/><text:span text:style-name="Strong_20_Emphasis">double</text:span> val2;</text:p>
      <text:p text:style-name="Preformatted_20_Text"><text:s text:c="2"/>cout &lt;&lt; <text:span text:style-name="T15">"Enter &lt;var&gt; = &lt;value&gt; : "</text:span>;</text:p>
      <text:p text:style-name="Preformatted_20_Text"><text:s text:c="2"/>cin &gt;&gt; var2 &gt;&gt; c &gt;&gt; val2;</text:p>
      <text:p text:style-name="Preformatted_20_Text"/>
      <text:p text:style-name="Preformatted_20_Text"><text:s text:c="2"/><text:span text:style-name="T16">// ensure that var1 is alphabetically before var2</text:span></text:p>
      <text:p text:style-name="Preformatted_20_Text"><text:s text:c="2"/><text:span text:style-name="Strong_20_Emphasis">if</text:span> (var1 &gt; var2)</text:p>
      <text:p text:style-name="Preformatted_20_Text"><text:s text:c="2"/><text:span text:style-name="Strong_20_Emphasis">{</text:span></text:p>
      <text:p text:style-name="Preformatted_20_Text"><text:s text:c="4"/><text:span text:style-name="T16">// swap var1 and var2</text:span></text:p>
      <text:p text:style-name="Preformatted_20_Text"><text:s text:c="4"/><text:span text:style-name="Strong_20_Emphasis">char</text:span> tvar;</text:p>
      <text:p text:style-name="Preformatted_20_Text"><text:s text:c="4"/>tvar = var1;</text:p>
      <text:p text:style-name="Preformatted_20_Text"><text:s text:c="4"/>var1 = var2;</text:p>
      <text:p text:style-name="Preformatted_20_Text"><text:s text:c="4"/>var2 = tvar;</text:p>
      <text:p text:style-name="Preformatted_20_Text"/>
      <text:p text:style-name="Preformatted_20_Text"><text:s text:c="4"/><text:span text:style-name="T16">// swap val1 and val2</text:span></text:p>
      <text:p text:style-name="Preformatted_20_Text"><text:s text:c="4"/><text:span text:style-name="Strong_20_Emphasis">double</text:span> tval;</text:p>
      <text:p text:style-name="Preformatted_20_Text"><text:s text:c="4"/>tval = val1;</text:p>
      <text:p text:style-name="Preformatted_20_Text"><text:s text:c="4"/>val1 = val2;</text:p>
      <text:p text:style-name="Preformatted_20_Text"><text:s text:c="4"/>val2 = tval;</text:p>
      <text:p text:style-name="Preformatted_20_Text"><text:s text:c="2"/><text:span text:style-name="Strong_20_Emphasis">}</text:span></text:p>
      <text:p text:style-name="Preformatted_20_Text"/>
      <text:p text:style-name="Preformatted_20_Text"><text:s text:c="2"/><text:span text:style-name="T16">// Decide which variable is missing &amp; solve</text:span></text:p>
      <text:p text:style-name="Preformatted_20_Text"><text:s text:c="2"/><text:span text:style-name="Strong_20_Emphasis">if</text:span> (var1 == <text:span text:style-name="T15">'F'</text:span> &amp;&amp; var2 == <text:span text:style-name="T15">'a'</text:span>)</text:p>
      <text:p text:style-name="Preformatted_20_Text"><text:s text:c="4"/>cout &lt;&lt; <text:span text:style-name="T15">"m = "</text:span> &lt;&lt; val1 / val2 &lt;&lt; endl;</text:p>
      <text:p text:style-name="Preformatted_20_Text"><text:s text:c="2"/><text:span text:style-name="Strong_20_Emphasis">if</text:span> (var1 == <text:span text:style-name="T15">'F'</text:span> &amp;&amp; var2 == <text:span text:style-name="T15">'m'</text:span>)</text:p>
      <text:p text:style-name="Preformatted_20_Text"><text:s text:c="4"/>cout &lt;&lt; <text:span text:style-name="T15">"a = "</text:span> &lt;&lt; val1 / val2 &lt;&lt; endl;</text:p>
      <text:p text:style-name="Preformatted_20_Text"><text:s text:c="2"/><text:span text:style-name="Strong_20_Emphasis">if</text:span> (var1 == <text:span text:style-name="T15">'a'</text:span> &amp;&amp; var2 == <text:span text:style-name="T15">'m'</text:span>)</text:p>
      <text:p text:style-name="Preformatted_20_Text"><text:s text:c="4"/>cout &lt;&lt; <text:span text:style-name="T15">"F = "</text:span> &lt;&lt; val1 * val2 &lt;&lt; endl;</text:p>
      <text:p text:style-name="Preformatted_20_Text"/>
      <text:p text:style-name="Preformatted_20_Text"><text:s/><text:span text:style-name="Strong_20_Emphasis">return</text:span> <text:span text:style-name="T17">0</text:span>;</text:p>
      <text:p text:style-name="P4"><text:span text:style-name="Strong_20_Emphasis">}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Box_20_List_20_Green.1" style:display-name="Box List Green.1" style:family="table-cell" style:data-style-name="N100">
      <style:table-cell-properties fo:background-color="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2" style:display-name="Box List Green.2" style:family="table-cell" style:data-style-name="N0">
      <style:table-cell-properties fo:background-color="#bee3d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3" style:display-name="Box List Green.3" style:family="table-cell" style:data-style-name="N100">
      <style:table-cell-properties fo:border-left="0.74pt solid #009353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4" style:display-name="Box List Green.4" style:family="table-cell" style:data-style-name="N0">
      <style:table-cell-properties fo:border-right="0.74pt solid #009353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5" style:display-name="Box List Green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6" style:display-name="Box List Green.6" style:family="table-cell" style:data-style-name="N100">
      <style:table-cell-properties fo:background-color="#dddddd" fo:border-left="0.74pt solid #009353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7" style:display-name="Box List Green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8" style:display-name="Box List Green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9" style:display-name="Box List Green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10" style:display-name="Box List Green.10" style:family="table-cell" style:data-style-name="N0">
      <style:table-cell-properties fo:background-color="#dddddd" fo:border-right="0.74pt solid #009353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11" style:display-name="Box List Green.11" style:family="table-cell" style:data-style-name="N100">
      <style:table-cell-properties fo:background-color="#009353" fo:border-left="0.74pt solid 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2" style:display-name="Box List Green.12" style:family="table-cell" style:data-style-name="N100">
      <style:table-cell-properties fo:background-color="#009353" fo:border-right="0.74pt solid 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3" style:display-name="Box List Green.13" style:family="table-cell" style:data-style-name="N100">
      <style:table-cell-properties fo:background-color="#bee3d3" fo:border-left="0.74pt solid #00935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4" style:display-name="Box List Green.14" style:family="table-cell" style:data-style-name="N0">
      <style:table-cell-properties fo:background-color="#bee3d3" fo:border-right="0.74pt solid #00935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5" style:display-name="Box List Green.15" style:family="table-cell" style:data-style-name="N100">
      <style:table-cell-properties fo:background-color="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6" style:display-name="Box List Green.16" style:family="table-cell" style:data-style-name="N0">
      <style:table-cell-properties fo:background-color="#bee3d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4T16:37:42.042816581</meta:creation-date>
    <dc:date>2022-09-04T17:08:07.332357512</dc:date>
    <meta:editing-duration>PT10M3S</meta:editing-duration>
    <meta:editing-cycles>3</meta:editing-cycles>
    <meta:generator>LibreOffice/6.4.7.2$Linux_X86_64 LibreOffice_project/40$Build-2</meta:generator>
    <meta:document-statistic meta:table-count="4" meta:image-count="0" meta:object-count="0" meta:page-count="3" meta:paragraph-count="114" meta:word-count="529" meta:character-count="2511" meta:non-whitespace-character-count="1894"/>
  </office:meta>
</office:document-meta>
</file>